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ecutorServic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Сервис, который позволяет асинхронно выполнять задания</text:p>
              </text:list-item>
              <text:list-item>
                <text:p>Удобнее в использовании, чем класс Thread</text:p>
              </text:list-item>
              <text:list-item>
                <text:p>Задания могут быть отложенными или периодическими</text:p>
              </text:list-item>
              <text:list-item>
                <text:p>Задания могут возвращать результат!</text:p>
              </text:list-item>
              <text:list-item>
                <text:p>Создать ExecutorService можно используя спомогательный класс Execut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utorService. Задания</text:p>
          </draw:text-box>
        </draw:frame>
        <draw:frame presentation:style-name="pr2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>Для того, что отправить задание – нужно передать Callable или Runnable в сервис используя метод submit().</text:p>
              </text:list-item>
              <text:list-item>
                <text:p>Runnable – если задание ничего не возвращает</text:p>
              </text:list-item>
              <text:list-item>
                <text:p>Callable – если задание должно что-то вернуть. </text:p>
              </text:list-item>
              <text:list-item>
                <text:p>Submit возвращает Future – контейнер, который хранит отложенный результат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utorService.Future</text:p>
          </draw:text-box>
        </draw:frame>
        <draw:frame presentation:style-name="pr2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Future – объект, содержащий отложенный результат.</text:p>
              </text:list-item>
              <text:list-item>
                <text:p>Чтобы получить объект – можно вызвать метод get()</text:p>
              </text:list-item>
              <text:list-item>
                <text:p>Метод get() - блокирующий, это значит, что выполнение программы будет остонвлено до тех пор, пока результат не будет доступен или не выкинется исключения.</text:p>
              </text:list-item>
              <text:list-item>
                <text:p>Можно использовать get(int timeout), который выкинет исключения, если результат все езе не доступен через указанное врем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utorService.Futur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uture можно отменить, использую метод cancel()</text:p>
              </text:list-item>
              <text:list-item>
                <text:p>Future и ExecutorService не позволяет вам выполнять задачи по типа "как только будет готов результат – сделай что-то еще", вам нужно явно вызвать get() и ждать результата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utorService.CompletableFutur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CompletableFuture – "улучшенная" версия Future, досутпная в Java 8+</text:p>
              </text:list-item>
              <text:list-item>
                <text:p>Для создания CF используйте фабричный метод CompletableFuture.supplyAsync(supplier, executo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utorService.CompletableFutur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Методы</text:p>
              </text:list-item>
              <text:list-item>
                <text:p>ThenAccept – выполняет какое-то действие по завершении</text:p>
              </text:list-item>
              <text:list-item>
                <text:p>ThenApply – вполняет действие по заверешении и возвращает другой CF</text:p>
              </text:list-item>
              <text:list-item>
                <text:p>+ много другим методов, см. Документацию C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2M58S</meta:editing-duration>
    <meta:editing-cycles>3</meta:editing-cycles>
    <meta:generator>LibreOffice/5.0.0.5$Windows_x86 LibreOffice_project/1b1a90865e348b492231e1c451437d7a15bb262b</meta:generator>
    <dc:date>2017-11-24T09:53:14.326000000</dc:date>
    <meta:document-statistic meta:object-count="45"/>
  </office:meta>
</office:document-meta>
</file>